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fd1fd" officeooo:paragraph-rsid="000fd1fd"/>
    </style:style>
    <style:style style:name="P2" style:family="paragraph" style:parent-style-name="Standard">
      <style:text-properties fo:language="pl" fo:country="PL" officeooo:rsid="00116572" officeooo:paragraph-rsid="00116572"/>
    </style:style>
    <style:style style:name="P3" style:family="paragraph" style:parent-style-name="Standard">
      <style:text-properties officeooo:rsid="00112cdb" officeooo:paragraph-rsid="00112cdb"/>
    </style:style>
    <style:style style:name="P4" style:family="paragraph" style:parent-style-name="Standard" style:list-style-name="L1">
      <style:text-properties fo:language="pl" fo:country="PL" officeooo:rsid="000fd1fd" officeooo:paragraph-rsid="000fd1fd"/>
    </style:style>
    <style:style style:name="P5" style:family="paragraph" style:parent-style-name="Standard" style:list-style-name="L2">
      <style:text-properties fo:language="pl" fo:country="PL" officeooo:rsid="000fd1fd" officeooo:paragraph-rsid="001b3ef0"/>
    </style:style>
    <style:style style:name="P6" style:family="paragraph" style:parent-style-name="Standard">
      <style:text-properties fo:language="pl" fo:country="PL" officeooo:rsid="000fd1fd" officeooo:paragraph-rsid="001b3ef0"/>
    </style:style>
    <style:style style:name="P7" style:family="paragraph" style:parent-style-name="Standard" style:list-style-name="L8">
      <style:text-properties fo:language="pl" fo:country="PL" officeooo:rsid="000fd1fd" officeooo:paragraph-rsid="00225c03"/>
    </style:style>
    <style:style style:name="P8" style:family="paragraph" style:parent-style-name="Standard" style:list-style-name="L14">
      <style:text-properties fo:language="pl" fo:country="PL" officeooo:rsid="000fd1fd" officeooo:paragraph-rsid="00225c03"/>
    </style:style>
    <style:style style:name="P9" style:family="paragraph" style:parent-style-name="Standard">
      <style:text-properties fo:language="pl" fo:country="PL" officeooo:rsid="000fd1fd" officeooo:paragraph-rsid="00225c03"/>
    </style:style>
    <style:style style:name="P10" style:family="paragraph" style:parent-style-name="Standard" style:list-style-name="L2">
      <style:text-properties fo:language="pl" fo:country="PL" officeooo:rsid="00108b19" officeooo:paragraph-rsid="001b3ef0"/>
    </style:style>
    <style:style style:name="P11" style:family="paragraph" style:parent-style-name="Standard" style:list-style-name="L7">
      <style:text-properties fo:language="pl" fo:country="PL" officeooo:rsid="00108b19" officeooo:paragraph-rsid="001b3ef0"/>
    </style:style>
    <style:style style:name="P12" style:family="paragraph" style:parent-style-name="Standard">
      <style:text-properties fo:language="pl" fo:country="PL" officeooo:rsid="00108b19" officeooo:paragraph-rsid="001b3ef0"/>
    </style:style>
    <style:style style:name="P13" style:family="paragraph" style:parent-style-name="Standard">
      <style:text-properties fo:language="pl" fo:country="PL" officeooo:rsid="00108b19" officeooo:paragraph-rsid="00112cdb"/>
    </style:style>
    <style:style style:name="P14" style:family="paragraph" style:parent-style-name="Standard" style:list-style-name="L14">
      <style:text-properties fo:language="pl" fo:country="PL" officeooo:rsid="00108b19" officeooo:paragraph-rsid="00225c03"/>
    </style:style>
    <style:style style:name="P15" style:family="paragraph" style:parent-style-name="Standard" style:list-style-name="L16">
      <style:text-properties fo:language="pl" fo:country="PL" officeooo:rsid="00108b19" officeooo:paragraph-rsid="00225c03"/>
    </style:style>
    <style:style style:name="P16" style:family="paragraph" style:parent-style-name="Standard">
      <style:text-properties fo:language="pl" fo:country="PL" officeooo:rsid="00108b19" officeooo:paragraph-rsid="00225c03"/>
    </style:style>
    <style:style style:name="P17" style:family="paragraph" style:parent-style-name="Standard" style:list-style-name="L6">
      <style:text-properties fo:language="pl" fo:country="PL" fo:font-weight="normal" officeooo:rsid="00108b19" officeooo:paragraph-rsid="001b3ef0" style:font-weight-asian="normal" style:font-weight-complex="normal"/>
    </style:style>
    <style:style style:name="P18" style:family="paragraph" style:parent-style-name="Standard">
      <style:text-properties fo:language="pl" fo:country="PL" fo:font-weight="normal" officeooo:rsid="00108b19" officeooo:paragraph-rsid="001b3ef0" style:font-weight-asian="normal" style:font-weight-complex="normal"/>
    </style:style>
    <style:style style:name="P19" style:family="paragraph" style:parent-style-name="Standard" style:list-style-name="L15">
      <style:text-properties fo:language="pl" fo:country="PL" fo:font-weight="normal" officeooo:rsid="00108b19" officeooo:paragraph-rsid="00225c03" style:font-weight-asian="normal" style:font-weight-complex="normal"/>
    </style:style>
    <style:style style:name="P20" style:family="paragraph" style:parent-style-name="Standard">
      <style:text-properties fo:language="pl" fo:country="PL" fo:font-weight="normal" officeooo:rsid="00108b19" officeooo:paragraph-rsid="00225c03" style:font-weight-asian="normal" style:font-weight-complex="normal"/>
    </style:style>
    <style:style style:name="P21" style:family="paragraph" style:parent-style-name="Standard" style:list-style-name="L6">
      <style:text-properties fo:language="pl" fo:country="PL" fo:font-weight="normal" officeooo:rsid="001487f2" officeooo:paragraph-rsid="001b3ef0" style:font-weight-asian="normal" style:font-weight-complex="normal"/>
    </style:style>
    <style:style style:name="P22" style:family="paragraph" style:parent-style-name="Standard">
      <style:text-properties fo:language="pl" fo:country="PL" fo:font-weight="normal" officeooo:rsid="001487f2" officeooo:paragraph-rsid="001b3ef0" style:font-weight-asian="normal" style:font-weight-complex="normal"/>
    </style:style>
    <style:style style:name="P23" style:family="paragraph" style:parent-style-name="Standard" style:list-style-name="L15">
      <style:text-properties fo:language="pl" fo:country="PL" fo:font-weight="normal" officeooo:rsid="001487f2" officeooo:paragraph-rsid="00225c03" style:font-weight-asian="normal" style:font-weight-complex="normal"/>
    </style:style>
    <style:style style:name="P24" style:family="paragraph" style:parent-style-name="Standard">
      <style:text-properties fo:language="pl" fo:country="PL" fo:font-weight="normal" officeooo:rsid="001487f2" officeooo:paragraph-rsid="00225c03" style:font-weight-asian="normal" style:font-weight-complex="normal"/>
    </style:style>
    <style:style style:name="P25" style:family="paragraph" style:parent-style-name="Standard">
      <style:text-properties fo:language="pl" fo:country="PL" fo:font-weight="normal" officeooo:rsid="001f7e4e" officeooo:paragraph-rsid="001f7e4e" style:font-weight-asian="normal" style:font-weight-complex="normal"/>
    </style:style>
    <style:style style:name="P26" style:family="paragraph" style:parent-style-name="Standard">
      <style:text-properties fo:language="pl" fo:country="PL" fo:font-weight="normal" officeooo:rsid="001f7e4e" officeooo:paragraph-rsid="00225c03" style:font-weight-asian="normal" style:font-weight-complex="normal"/>
    </style:style>
    <style:style style:name="P27" style:family="paragraph" style:parent-style-name="Standard" style:list-style-name="L5">
      <style:text-properties fo:language="pl" fo:country="PL" officeooo:rsid="0012d51f" officeooo:paragraph-rsid="0012d51f"/>
    </style:style>
    <style:style style:name="P28" style:family="paragraph" style:parent-style-name="Standard">
      <style:text-properties fo:language="pl" fo:country="PL" officeooo:rsid="0012d51f" officeooo:paragraph-rsid="0012d51f"/>
    </style:style>
    <style:style style:name="P29" style:family="paragraph" style:parent-style-name="Standard" style:list-style-name="L13">
      <style:text-properties fo:language="pl" fo:country="PL" officeooo:rsid="0012d51f" officeooo:paragraph-rsid="00225c03"/>
    </style:style>
    <style:style style:name="P30" style:family="paragraph" style:parent-style-name="Standard">
      <style:text-properties fo:language="pl" fo:country="PL" officeooo:rsid="0012d51f" officeooo:paragraph-rsid="00225c03"/>
    </style:style>
    <style:style style:name="P31" style:family="paragraph" style:parent-style-name="Standard" style:list-style-name="L5">
      <style:text-properties fo:language="pl" fo:country="PL" officeooo:rsid="001487f2" officeooo:paragraph-rsid="001487f2"/>
    </style:style>
    <style:style style:name="P32" style:family="paragraph" style:parent-style-name="Standard" style:list-style-name="L13">
      <style:text-properties fo:language="pl" fo:country="PL" officeooo:rsid="001487f2" officeooo:paragraph-rsid="00225c03"/>
    </style:style>
    <style:style style:name="P33" style:family="paragraph" style:parent-style-name="Standard">
      <style:text-properties fo:language="pl" fo:country="PL" officeooo:rsid="0016e12a" officeooo:paragraph-rsid="0016e12a"/>
    </style:style>
    <style:style style:name="P34" style:family="paragraph" style:parent-style-name="Standard">
      <style:text-properties fo:language="pl" fo:country="PL" officeooo:rsid="0016e12a" officeooo:paragraph-rsid="00225c03"/>
    </style:style>
    <style:style style:name="P35" style:family="paragraph" style:parent-style-name="Standard">
      <style:text-properties fo:language="pl" fo:country="PL" fo:font-weight="bold" officeooo:rsid="000fd1fd" officeooo:paragraph-rsid="001b3ef0" style:font-weight-asian="bold" style:font-weight-complex="bold"/>
    </style:style>
    <style:style style:name="P36" style:family="paragraph" style:parent-style-name="Standard">
      <style:text-properties fo:language="pl" fo:country="PL" fo:font-weight="bold" officeooo:rsid="000fd1fd" officeooo:paragraph-rsid="00225c03" style:font-weight-asian="bold" style:font-weight-complex="bold"/>
    </style:style>
    <style:style style:name="P37" style:family="paragraph" style:parent-style-name="Standard">
      <style:text-properties fo:language="pl" fo:country="PL" fo:font-weight="bold" officeooo:rsid="00108b19" officeooo:paragraph-rsid="001b3ef0" style:font-weight-asian="bold" style:font-weight-complex="bold"/>
    </style:style>
    <style:style style:name="P38" style:family="paragraph" style:parent-style-name="Standard">
      <style:text-properties fo:language="pl" fo:country="PL" fo:font-weight="bold" officeooo:rsid="00108b19" officeooo:paragraph-rsid="00225c03" style:font-weight-asian="bold" style:font-weight-complex="bold"/>
    </style:style>
    <style:style style:name="P39" style:family="paragraph" style:parent-style-name="Standard">
      <style:text-properties fo:language="pl" fo:country="PL" officeooo:rsid="001b3ef0" officeooo:paragraph-rsid="001b3ef0"/>
    </style:style>
    <style:style style:name="P40" style:family="paragraph" style:parent-style-name="Standard">
      <style:text-properties fo:language="pl" fo:country="PL" officeooo:rsid="001b3ef0" officeooo:paragraph-rsid="00225c03"/>
    </style:style>
    <style:style style:name="P41" style:family="paragraph" style:parent-style-name="Standard">
      <style:text-properties fo:language="pl" fo:country="PL" officeooo:rsid="001c5e99" officeooo:paragraph-rsid="00225c03"/>
    </style:style>
    <style:style style:name="P42" style:family="paragraph" style:parent-style-name="Standard">
      <style:text-properties fo:language="pl" fo:country="PL" officeooo:rsid="000e984f" officeooo:paragraph-rsid="000e984f"/>
    </style:style>
    <style:style style:name="P43" style:family="paragraph" style:parent-style-name="Standard">
      <style:text-properties fo:language="pl" fo:country="PL" officeooo:rsid="000e984f" officeooo:paragraph-rsid="00225c03"/>
    </style:style>
    <style:style style:name="P44" style:family="paragraph" style:parent-style-name="Standard">
      <style:text-properties fo:language="pl" fo:country="PL" officeooo:rsid="001cfc4e" officeooo:paragraph-rsid="001cfc4e"/>
    </style:style>
    <style:style style:name="P45" style:family="paragraph" style:parent-style-name="Standard">
      <style:text-properties fo:language="pl" fo:country="PL" officeooo:rsid="001cfc4e" officeooo:paragraph-rsid="001f7e4e"/>
    </style:style>
    <style:style style:name="P46" style:family="paragraph" style:parent-style-name="Standard">
      <style:text-properties fo:language="pl" fo:country="PL" officeooo:rsid="001cfc4e" officeooo:paragraph-rsid="00225c03"/>
    </style:style>
    <style:style style:name="P47" style:family="paragraph" style:parent-style-name="Standard">
      <style:text-properties fo:language="pl" fo:country="PL" officeooo:rsid="00112cdb" officeooo:paragraph-rsid="001cfc4e"/>
    </style:style>
    <style:style style:name="P48" style:family="paragraph" style:parent-style-name="Standard">
      <style:text-properties fo:language="pl" fo:country="PL" officeooo:rsid="00112cdb" officeooo:paragraph-rsid="00225c03"/>
    </style:style>
    <style:style style:name="P49" style:family="paragraph" style:parent-style-name="Standard">
      <style:text-properties fo:language="pl" fo:country="PL" officeooo:rsid="001e1d0e" officeooo:paragraph-rsid="001e1d0e"/>
    </style:style>
    <style:style style:name="P50" style:family="paragraph" style:parent-style-name="Standard">
      <style:text-properties fo:language="pl" fo:country="PL" officeooo:rsid="001e1d0e" officeooo:paragraph-rsid="00225c03"/>
    </style:style>
    <style:style style:name="P51" style:family="paragraph" style:parent-style-name="Standard">
      <style:text-properties fo:language="pl" fo:country="PL" officeooo:rsid="00183d3f" officeooo:paragraph-rsid="00225c03"/>
    </style:style>
    <style:style style:name="P52" style:family="paragraph" style:parent-style-name="Standard">
      <style:text-properties fo:language="pl" fo:country="PL" officeooo:rsid="00116572" officeooo:paragraph-rsid="00225c03"/>
    </style:style>
    <style:style style:name="P53" style:family="paragraph" style:parent-style-name="Standard">
      <style:text-properties fo:language="pl" fo:country="PL" officeooo:rsid="001779fe" officeooo:paragraph-rsid="00225c03"/>
    </style:style>
    <style:style style:name="P54" style:family="paragraph" style:parent-style-name="Standard">
      <style:text-properties fo:language="pl" fo:country="PL" officeooo:rsid="0019201f" officeooo:paragraph-rsid="00225c03"/>
    </style:style>
    <style:style style:name="P55" style:family="paragraph" style:parent-style-name="Standard">
      <style:text-properties fo:language="pl" fo:country="PL" officeooo:rsid="0019c3f4" officeooo:paragraph-rsid="00225c03"/>
    </style:style>
    <style:style style:name="P56" style:family="paragraph" style:parent-style-name="Standard">
      <style:text-properties officeooo:paragraph-rsid="0016e12a"/>
    </style:style>
    <style:style style:name="P57" style:family="paragraph" style:parent-style-name="Standard">
      <style:text-properties officeooo:rsid="0016e12a" officeooo:paragraph-rsid="0016e12a"/>
    </style:style>
    <style:style style:name="P58" style:family="paragraph" style:parent-style-name="Standard">
      <style:text-properties officeooo:rsid="0016e12a" officeooo:paragraph-rsid="00225c03"/>
    </style:style>
    <style:style style:name="P59" style:family="paragraph" style:parent-style-name="Standard">
      <style:text-properties officeooo:rsid="001779fe" officeooo:paragraph-rsid="001779fe"/>
    </style:style>
    <style:style style:name="P60" style:family="paragraph" style:parent-style-name="Standard">
      <style:text-properties officeooo:rsid="001779fe" officeooo:paragraph-rsid="00225c03"/>
    </style:style>
    <style:style style:name="P61" style:family="paragraph" style:parent-style-name="Standard">
      <style:text-properties officeooo:rsid="00183d3f" officeooo:paragraph-rsid="00183d3f"/>
    </style:style>
    <style:style style:name="P62" style:family="paragraph" style:parent-style-name="Standard">
      <style:text-properties officeooo:rsid="0019201f" officeooo:paragraph-rsid="0019201f"/>
    </style:style>
    <style:style style:name="P63" style:family="paragraph" style:parent-style-name="Standard">
      <style:text-properties officeooo:rsid="0019c3f4" officeooo:paragraph-rsid="0019c3f4"/>
    </style:style>
    <style:style style:name="P64" style:family="paragraph" style:parent-style-name="Standard">
      <style:text-properties fo:font-weight="bold" officeooo:rsid="00108b19" officeooo:paragraph-rsid="001b3ef0" style:font-weight-asian="bold" style:font-weight-complex="bold"/>
    </style:style>
    <style:style style:name="P65" style:family="paragraph" style:parent-style-name="Standard">
      <style:text-properties fo:font-weight="bold" officeooo:rsid="00108b19" officeooo:paragraph-rsid="00225c03" style:font-weight-asian="bold" style:font-weight-complex="bold"/>
    </style:style>
    <style:style style:name="P66" style:family="paragraph" style:parent-style-name="Standard" style:list-style-name="L6">
      <style:text-properties officeooo:paragraph-rsid="001b3ef0"/>
    </style:style>
    <style:style style:name="P67" style:family="paragraph" style:parent-style-name="Standard">
      <style:text-properties officeooo:rsid="00112cdb" officeooo:paragraph-rsid="00225c03"/>
    </style:style>
    <style:style style:name="P68" style:family="paragraph" style:parent-style-name="Standard">
      <style:text-properties officeooo:paragraph-rsid="001c5e99"/>
    </style:style>
    <style:style style:name="P69" style:family="paragraph" style:parent-style-name="Standard">
      <style:text-properties officeooo:paragraph-rsid="001cfc4e"/>
    </style:style>
    <style:style style:name="P70" style:family="paragraph" style:parent-style-name="Standard" style:list-style-name="L15">
      <style:text-properties officeooo:paragraph-rsid="00225c03"/>
    </style:style>
    <style:style style:name="P71" style:family="paragraph" style:parent-style-name="Standard">
      <style:text-properties officeooo:paragraph-rsid="00225c03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officeooo:rsid="00108b19" style:font-weight-asian="normal" style:font-weight-complex="normal"/>
    </style:style>
    <style:style style:name="T3" style:family="text">
      <style:text-properties fo:language="pl" fo:country="PL" fo:font-weight="normal" officeooo:rsid="0015092e" style:font-weight-asian="normal" style:font-weight-complex="normal"/>
    </style:style>
    <style:style style:name="T4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pl" fo:country="PL" fo:font-style="normal" style:font-style-asian="normal" style:font-style-complex="normal"/>
    </style:style>
    <style:style style:name="T6" style:family="text">
      <style:text-properties fo:language="pl" fo:country="PL" officeooo:rsid="00116572"/>
    </style:style>
    <style:style style:name="T7" style:family="text">
      <style:text-properties fo:language="pl" fo:country="PL" officeooo:rsid="0016e12a"/>
    </style:style>
    <style:style style:name="T8" style:family="text">
      <style:text-properties fo:language="pl" fo:country="PL" officeooo:rsid="001779fe"/>
    </style:style>
    <style:style style:name="T9" style:family="text">
      <style:text-properties fo:language="pl" fo:country="PL" officeooo:rsid="00183d3f"/>
    </style:style>
    <style:style style:name="T10" style:family="text">
      <style:text-properties fo:language="pl" fo:country="PL" officeooo:rsid="0019c3f4"/>
    </style:style>
    <style:style style:name="T11" style:family="text">
      <style:text-properties fo:language="pl" fo:country="PL" officeooo:rsid="001c5e99"/>
    </style:style>
    <style:style style:name="T12" style:family="text">
      <style:text-properties fo:language="pl" fo:country="PL" officeooo:rsid="001cfc4e"/>
    </style:style>
    <style:style style:name="T13" style:family="text">
      <style:text-properties fo:language="pl" fo:country="PL" officeooo:rsid="00112cdb"/>
    </style:style>
    <style:style style:name="T14" style:family="text">
      <style:text-properties fo:language="pl" fo:country="PL" officeooo:rsid="0019d48a"/>
    </style:style>
    <style:style style:name="T15" style:family="text">
      <style:text-properties fo:language="pl" fo:country="PL" officeooo:rsid="001b910a"/>
    </style:style>
    <style:style style:name="T16" style:family="text">
      <style:text-properties officeooo:rsid="001487f2"/>
    </style:style>
    <style:style style:name="T17" style:family="text">
      <style:text-properties officeooo:rsid="001e1d0e"/>
    </style:style>
    <style:style style:name="T18" style:family="text">
      <style:text-properties officeooo:rsid="001f7e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azwa projektu : Planowanie Budżetu</text:p>
      <text:p text:style-name="P43"/>
      <text:p text:style-name="P46">Program ma na celu dać możliwość usystematyzowania finansów domowych. Pozwala on na wprowadzenie kont bankowych z różnymi walutami oraz przedstawia dane ich dotyczące w formie</text:p>
      <text:p text:style-name="P46"><text:span text:style-name="T18">sortowanych</text:span> tablic.</text:p>
      <text:p text:style-name="P43"/>
      <text:p text:style-name="P9">Do działania program potrzebuje się znajdować w folderze z folderem dane , który zawiera pliki: </text:p>
      <text:list xml:id="list1452833088" text:style-name="L8">
        <text:list-item>
          <text:p text:style-name="P7">HomeBalance.txt (jak go nie znajdzie to go stworzy)</text:p>
        </text:list-item>
        <text:list-item>
          <text:p text:style-name="P7">currency.txt </text:p>
        </text:list-item>
        <text:list-item>
          <text:p text:style-name="P7">folder Operacje z plikami tworzonymi wraz z kontami </text:p>
        </text:list-item>
      </text:list>
      <text:p text:style-name="P16"/>
      <text:p text:style-name="P26">Przyciski o kolorze czerwonym <text:s/>odnoszą się do nieukończonej części programu.</text:p>
      <text:p text:style-name="P16"/>
      <text:p text:style-name="P67"><text:span text:style-name="T1">Funkcj</text:span><text:span text:style-name="T6">a</text:span><text:span text:style-name="T1"> programu:</text:span></text:p>
      <text:p text:style-name="P52">Zarządzanie kontami oraz operacjami na nich. </text:p>
      <text:list xml:id="list86833209" text:style-name="L13">
        <text:list-item>
          <text:p text:style-name="P29">Wyświetlenie listy kont </text:p>
          <text:list>
            <text:list-item>
              <text:p text:style-name="P29">Dodanie nowego konta</text:p>
            </text:list-item>
            <text:list-item>
              <text:p text:style-name="P29">Pokazanie historii transakcji</text:p>
              <text:list>
                <text:list-item>
                  <text:p text:style-name="P29">Dodanie nowej transakcji</text:p>
                </text:list-item>
                <text:list-item>
                  <text:p text:style-name="P29">Usunięcie transakcji</text:p>
                </text:list-item>
                <text:list-item>
                  <text:p text:style-name="P29">Edycja transakcji</text:p>
                </text:list-item>
              </text:list>
            </text:list-item>
          </text:list>
        </text:list-item>
        <text:list-item>
          <text:p text:style-name="P32">Pokazanie używanych walut</text:p>
          <text:list>
            <text:list-item>
              <text:p text:style-name="P32">Pokazanie ilości pieniędzy w poszczególnych walutach wraz z ich aktualnym kursem</text:p>
            </text:list-item>
            <text:list-item>
              <text:p text:style-name="P32">Dodanie nowej waluty (wymagany dostęp do internetu)</text:p>
            </text:list-item>
            <text:list-item>
              <text:p text:style-name="P32">Zaktualizowanie kursów (wymagany dostęp do internetu)</text:p>
            </text:list-item>
            <text:list-item>
              <text:p text:style-name="P32">Usunięcie waluty</text:p>
            </text:list-item>
          </text:list>
        </text:list-item>
        <text:list-item>
          <text:p text:style-name="P29">Zapisanie zmian</text:p>
        </text:list-item>
      </text:list>
      <text:p text:style-name="P30"/>
      <text:p text:style-name="P71"><text:span text:style-name="T13">K</text:span><text:span text:style-name="T14">od </text:span><text:span text:style-name="T15">w konsoli</text:span><text:span text:style-name="T14"> do</text:span><text:span text:style-name="T13"> uruchomienia pliku Planowanie_budzetu.jar </text:span><text:span text:style-name="T14">z Przygotowane_do_wykonania</text:span></text:p>
      <text:p text:style-name="P48"><text:tab/>java -jar Planowanie_budzetu.jar</text:p>
      <text:p text:style-name="P48"/>
      <text:p text:style-name="P41">Aby utworzyć nowe konto bankowe należy kliknąć w przycisk „Konta Bankowe” oraz później wcisnąć przycisk dodaj nowe konto. Nazwa konta nie może przekroczyć 29 znaków</text:p>
      <text:p text:style-name="P30"/>
      <text:p text:style-name="P46">Aby wejść w historie transakcji danego konta należy kliknąć na odpowiedni rząd w tablicy kont oraz nacisnąć „Pokaż historie”.</text:p>
      <text:p text:style-name="P46"/>
      <text:p text:style-name="P46">Aby dodać operacje, <text:span text:style-name="T17">należy</text:span> znajdować się w „Historia operacji” oraz kliknąć Nowa operacja.</text:p>
      <text:p text:style-name="P46">Jeżeli priorytet jest równy -1 oznacza to, że operacja będzie wpływem na konto. Jeśli jest równy liczbie od 0 (najmniej ważne) do 20 (najważniejsze) oznacza to, że jest to wydatek. <text:span text:style-name="T17">Limit znaków dla tagu wynosi 30 znaków a dla opisu 100. Program nie akceptuje linii w której znajduje się ‘:’.</text:span></text:p>
      <text:p text:style-name="P50">Przy edycji operacji występują te same zasady.</text:p>
      <text:p text:style-name="P30"/>
      <text:p text:style-name="P50">Aby usunąć operację, należy zaznaczyć operacje (może być wiele) i wcisnąć przycisk usuń.</text:p>
      <text:p text:style-name="P50"/>
      <text:p text:style-name="P40">Program uważa, że operacja A została wykonana później niż operacja B, gdy data operacji A jest późniejsza lub data jest równa, a id operacji A jest wyższe niż operacji B. Więc by informacja na temat stanu konta była prawidłowa należy wprowadzać operacje z danego dnia w porządku chronologicznym.</text:p>
      <text:p text:style-name="P30"/>
      <text:p text:style-name="P50">Aby dodać walutę należy z głównego menu przejść do „Używane waluty” i nacisnąć dodaj. Ukaże się wtedy okno, które oczekuje wpisania tagu waluty (listę tagów można zobaczyć naciskając Lista <text:soft-page-break/>walut co przekieruje użytkownika na stronę NBP). Po wciśnięciu „Akceptuj” program pobierze kurs z API NBP. Jeśli próba pobrania kursu będzie nie udana program nie zaakceptuje nowej waluty.</text:p>
      <text:p text:style-name="P30"/>
      <text:p text:style-name="P9">Format plików:</text:p>
      <text:p text:style-name="P36">„HomeBalance.txt”:</text:p>
      <text:p text:style-name="P9">Każda linia w pliku odpowiada jednemu kontu/lokacie. Linia składa się z następujących pól oddzielonych ‘;’</text:p>
      <text:list xml:id="list810135752" text:style-name="L14">
        <text:list-item>
          <text:p text:style-name="P8">0 – konto bankowe, 1-lokata</text:p>
        </text:list-item>
        <text:list-item>
          <text:p text:style-name="P8">Id konta / lokaty</text:p>
        </text:list-item>
        <text:list-item>
          <text:p text:style-name="P8">Nazwa</text:p>
        </text:list-item>
        <text:list-item>
          <text:p text:style-name="P8">Ścieżka do pliku z historią operacji</text:p>
        </text:list-item>
        <text:list-item>
          <text:p text:style-name="P8">Ścieżka do pliku z transakcjami cyklicznymi (TODO)</text:p>
        </text:list-item>
        <text:list-item>
          <text:p text:style-name="P8">Użyta waluta </text:p>
        </text:list-item>
        <text:list-item>
          <text:p text:style-name="P8">Saldo konta</text:p>
        </text:list-item>
        <text:list-item>
          <text:p text:style-name="P14">Miesięczny limit – kwota wydatków po przekroczeniu której program wyświetli odpowiedni komunikat</text:p>
        </text:list-item>
        <text:list-item>
          <text:p text:style-name="P14">Minimalny stan konta – jeżeli stan konta spadnie poniżej tej kwoty zostanie wyświetlony odpowiedni komunikat</text:p>
          <text:p text:style-name="P14"/>
        </text:list-item>
      </text:list>
      <text:p text:style-name="P38">„currency.txt”:</text:p>
      <text:p text:style-name="P20">Każda linia oznacza osobną walutę. Format linii:</text:p>
      <text:list xml:id="list66079307" text:style-name="L15">
        <text:list-item>
          <text:p text:style-name="P19">Id waluty</text:p>
        </text:list-item>
        <text:list-item>
          <text:p text:style-name="P70"><text:span text:style-name="T2">K</text:span><text:span text:style-name="T3">od</text:span><text:span text:style-name="T2"> waluty </text:span></text:p>
        </text:list-item>
        <text:list-item>
          <text:p text:style-name="P19">O<text:span text:style-name="T16">statni kurs waluty</text:span></text:p>
        </text:list-item>
        <text:list-item>
          <text:p text:style-name="P23">Ostatnia aktualizacja kursu waluty</text:p>
        </text:list-item>
      </text:list>
      <text:p text:style-name="P24">Waluty aktualizowane są z plików w formacie XML pobranych ze strony NBP https://api.nbp.pl/.</text:p>
      <text:list xml:id="list220045749322915" text:continue-numbering="true" text:style-name="L15">
        <text:list-header>
          <text:p text:style-name="P19"/>
        </text:list-header>
      </text:list>
      <text:p text:style-name="P65"><text:span text:style-name="T1">„dane/operations</text:span><text:span text:style-name="T4">[ID konta/lokaty]</text:span><text:span text:style-name="T5">”</text:span></text:p>
      <text:p text:style-name="P16">Każda linia oznacza osobną transakcje. Format linii:</text:p>
      <text:list xml:id="list3205591526" text:style-name="L16">
        <text:list-item>
          <text:p text:style-name="P15">priorytet (-1 oznacza, że jest to przychód)</text:p>
        </text:list-item>
        <text:list-item>
          <text:p text:style-name="P15">Id </text:p>
        </text:list-item>
        <text:list-item>
          <text:p text:style-name="P15">Wartość</text:p>
        </text:list-item>
        <text:list-item>
          <text:p text:style-name="P15">Saldo po transakcji</text:p>
        </text:list-item>
        <text:list-item>
          <text:p text:style-name="P15">Data w formacje dd.mm.rrrr</text:p>
        </text:list-item>
        <text:list-item>
          <text:p text:style-name="P15">Tag transakcji</text:p>
        </text:list-item>
        <text:list-item>
          <text:p text:style-name="P15">Opis transakcji</text:p>
        </text:list-item>
      </text:list>
      <text:p text:style-name="P16"/>
      <text:p text:style-name="P34">Klasy:</text:p>
      <text:p text:style-name="P34">Odpowiedzialne za zarządzanie informacjami:</text:p>
      <text:p text:style-name="P34">HomeBalance – klasa posiadająca informacje na temat wszystkich kont oraz walut podanych przez <text:tab/>użytkownika. Tworzona jest <text:s/>z argumentem oznaczającym ścieżkę do pliku z informacjami <text:tab/>na temat <text:s/>wprowadzonych wcześniej kont bankowych. Za pierwszym razem tworzy plik.</text:p>
      <text:p text:style-name="P58"><text:span text:style-name="T1">Account – klasa reprezentująca konto bankowe. Do utworzenia potrzebna jest ścieżka do pliku z <text:tab/>historią operacji. </text:span><text:span text:style-name="T8">Posiada informacje na temat waluty oraz wykonanych operacji.</text:span></text:p>
      <text:p text:style-name="P53">AddOperationStrategy- klasa wprowadzająca strategie dodawania nowej operacji (jest rozszerzona <text:tab/>przez Account).</text:p>
      <text:p text:style-name="P53">Currency – klasa reprezentująca walutę. Zawiera id, tag waluty oraz instancje klasy ExchangeRate.</text:p>
      <text:p text:style-name="P53">ExchangeRate – klasa reprezentująca kurs waluty. Zawiera informacje na temat daty oraz wartości <text:tab/>kursu.</text:p>
      <text:p text:style-name="P53">Operation – klasa abstrakcyjna, zawiera informacje na temat ID, dnia, tagu, opisu, wartości oraz s<text:tab/>tanu konta po transakcji.</text:p>
      <text:p text:style-name="P53"><text:soft-page-break/>Expanse – klasa reprezentująca wydatek. Rozszerza klasę Operation. Zawiera dodatkowo <text:tab/>informacje na temat priorytetu transakcji.</text:p>
      <text:p text:style-name="P60"><text:span text:style-name="T1">Income – klasa reprezentująca przychód. Rozszerza </text:span><text:span text:style-name="T10">klasę</text:span><text:span text:style-name="T1"> Operation.</text:span></text:p>
      <text:p text:style-name="P53"/>
      <text:p text:style-name="P53">GUI:</text:p>
      <text:p text:style-name="P60"><text:span text:style-name="T1">MainWindow – pierwsze okno programu. Z tego okna użytkownik może przejść do okna z <text:tab/>walutami </text:span><text:span text:style-name="T9">lub</text:span><text:span text:style-name="T1"> kontami </text:span><text:span text:style-name="T9">lub zapisać dokonane zmiany.</text:span><text:span text:style-name="T1"> </text:span></text:p>
      <text:p text:style-name="P51">CommunicationWindow – okno w którym są wyświetlane komunikaty użytkownikowi tj. <text:tab/>zawiadomienia o błędach lub wykonanych operacjach</text:p>
      <text:p text:style-name="P51">CurrencyWindow – okno wyświetlające tablice z aktualnie </text:p>
      <text:p text:style-name="P51"><text:tab/>używanymi walutami oraz pozwalające na modyfikacje wyświetlanej zawartości.</text:p>
      <text:p text:style-name="P51">AddCurrency – okno pozwalające na wprowadzenie nowej waluty.</text:p>
      <text:p text:style-name="P51">AccountsWin – okno zawierające tabele z informacjami o kontach bankowych. </text:p>
      <text:p text:style-name="P54">AddAccountWin – okno pozwalające na dodanie konta.</text:p>
      <text:p text:style-name="P55">AccOperationHistory – okno wyświetlające historię operacji danego konta.</text:p>
      <text:p text:style-name="P55">ModifyOperationWindow – okno pozwalające na stworzenie nowej / edycję już istniejącej operacji.</text:p>
      <text:p text:style-name="P55">Observer – interfejs wymuszający możliwość zawiadomienia klasy o wprowadzeniu zmian.</text:p>
      <text:p text:style-name="P51"/>
      <text:p text:style-name="P51"><text:span text:style-name="T1">Każda klasa w GUI rozszerza JFram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4:46:13.658855438</meta:creation-date>
    <dc:date>2020-06-25T21:50:40.842341592</dc:date>
    <meta:editing-duration>PT6H50M39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3" meta:paragraph-count="84" meta:word-count="782" meta:character-count="5513" meta:non-whitespace-character-count="4806"/>
  </office:meta>
</office:document-meta>
</file>